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95f" officeooo:paragraph-rsid="001d99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7672" style:font-weight-asian="bold" style:font-weight-complex="bold"/>
    </style:style>
    <style:style style:name="T3" style:family="text">
      <style:text-properties officeooo:rsid="001e76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Create API Gateway which triggers lambda Function and print the name of the user passed in the request.</text:p>
      <text:p text:style-name="P1">Deliverable: Python Code.</text:p>
      <text:p text:style-name="P1"/>
      <text:p text:style-name="P1"><text:span text:style-name="T1">API </text:span><text:span text:style-name="T2">Mapping Template</text:span>:</text:p>
      <text:p text:style-name="P1"><text:tab/>{</text:p>
      <text:p text:style-name="P1"><text:tab/> <text:s text:c="3"/>"username": "$input.params('username')"</text:p>
      <text:p text:style-name="P1"><text:tab/>}</text:p>
      <text:p text:style-name="P1"/>
      <text:p text:style-name="P1"><text:span text:style-name="T1">Lambda func</text:span>:</text:p>
      <text:p text:style-name="P1"><text:tab/>import json</text:p>
      <text:p text:style-name="P1"><text:tab/></text:p>
      <text:p text:style-name="P1"><text:tab/>def lambda_handler(event, context):</text:p>
      <text:p text:style-name="P1"><text:tab/> <text:s text:c="3"/>out = "Name: " + event["username"]</text:p>
      <text:p text:style-name="P1"><text:tab/> <text:s text:c="3"/>print(out)</text:p>
      <text:p text:style-name="P1"><text:tab/> <text:s text:c="3"/>return {</text:p>
      <text:p text:style-name="P1"><text:tab/> <text:s text:c="7"/>'statusCode': 200,</text:p>
      <text:p text:style-name="P1"><text:tab/> <text:s text:c="7"/>'body': json.dumps(out)</text:p>
      <text:p text:style-name="P1"><text:tab/> <text:s text:c="3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21:13:09.130328470</meta:creation-date>
    <dc:date>2019-07-15T21:19:04.544731104</dc:date>
    <meta:editing-duration>PT5M5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50" meta:character-count="393" meta:non-whitespace-character-count="310"/>
  </office:meta>
</office:document-meta>
</file>